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fo:wrap-option="wrap" style:shrink-to-fit="true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style:shrink-to-fit="true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wrap-option="wrap" style:shrink-to-fit="true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F6D6D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6D6D" style:shrink-to-fit="tru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wrap-option="wrap" style:shrink-to-fit="true"/>
    </style:style>
    <style:style style:name="ce11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DDE8CB" style:shrink-to-fit="tru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F6D6D" style:shrink-to-fit="true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FF6D6D" style:shrink-to-fit="tru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style:shrink-to-fit="true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FF6D6D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FF6D6D" style:shrink-to-fit="true" style:repeat-content="false"/>
      <style:paragraph-properties fo:text-align="center"/>
      <style:text-properties fo:color="#FFBF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8004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8.175625cm"/>
    </style:style>
    <style:style style:name="co5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9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4.25pt" style:use-optimal-row-height="false" fo:break-before="auto"/>
    </style:style>
    <style:style style:name="ro6" style:family="table-row">
      <style:table-row-properties style:row-height="14pt" style:use-optimal-row-height="true" fo:break-before="auto"/>
    </style:style>
    <style:style style:name="ro7" style:family="table-row">
      <style:table-row-properties style:row-height="22.75pt" style:use-optimal-row-height="false" fo:break-before="auto"/>
    </style:style>
    <style:style style:name="ro8" style:family="table-row">
      <style:table-row-properties style:row-height="28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string" table:style-name="ce2">
            <text:p>Prenom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table:style-name="ce1"/>
          <table:table-cell office:value-type="string" table:style-name="ce2">
            <text:p>Nom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3">
            <text:p>Total</text:p>
          </table:table-cell>
          <table:table-cell office:value-type="string" office:string-value="23/20" table:formula="of:=CONCATENATE(SUM([.B6];[.B10];[.B15];[.B18];[.B20];[.B23];[.B25];[.B29];[.B34];[.B27]);&quot;/20&quot;)" table:style-name="ce2">
            <text:p>23/20</text:p>
          </table:table-cell>
          <table:table-cell office:value-type="string" office:string-value="20/20" table:formula="of:=CONCATENATE(SUM([.C6];[.C10];[.C15];[.C18];[.C20];[.C23];[.C25];[.C29];[.C34];[.C27]);&quot;/20&quot;)" table:style-name="ce2">
            <text:p>20/20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4">
            <text:p>Grille d’évaluation du MiniProjet :</text:p>
          </table:table-cell>
          <table:table-cell table:number-columns-repeated="3" table:style-name="ce2"/>
          <table:table-cell table:number-columns-repeated="16380"/>
        </table:table-row>
        <table:table-row table:style-name="ro3">
          <table:table-cell table:style-name="ce5"/>
          <table:table-cell office:value-type="string" table:style-name="ce6">
            <text:p>Barême</text:p>
          </table:table-cell>
          <table:table-cell office:value-type="string" table:style-name="ce6">
            <text:p>Vos points</text:p>
          </table:table-cell>
          <table:table-cell office:value-type="string" table:style-name="ce6">
            <text:p>Remarques/Explications</text:p>
          </table:table-cell>
          <table:table-cell table:number-columns-repeated="16380"/>
        </table:table-row>
        <table:table-row table:style-name="ro4">
          <table:table-cell office:value-type="string" table:style-name="ce7">
            <text:p>Lisibilité du code</text:p>
          </table:table-cell>
          <table:table-cell office:value-type="float" office:value="3" table:formula="of:=SUM([.B7:.B9])" table:style-name="ce8">
            <text:p>3</text:p>
          </table:table-cell>
          <table:table-cell office:value-type="float" office:value="3" table:formula="of:=SUM([.C7:.C9])" table:style-name="ce8">
            <text:p>3</text:p>
          </table:table-cell>
          <table:table-cell table:style-name="ce9"/>
          <table:table-cell table:number-columns-repeated="16380"/>
        </table:table-row>
        <table:table-row table:style-name="ro5">
          <table:table-cell office:value-type="string" table:style-name="ce10">
            <text:p>Le code est bien structuré (tabulation, sauts de ligne entre les méthodes, …)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Les noms des variables et méthodes en camelCase et les noms des classes et Interfaces en PascalCas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Dans l’ensemble, le code est facile à lir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Compréhensibilité du code</text:p>
          </table:table-cell>
          <table:table-cell office:value-type="float" office:value="4" table:formula="of:=SUM([.B11:.B14])" table:style-name="ce13">
            <text:p>4</text:p>
          </table:table-cell>
          <table:table-cell office:value-type="float" office:value="3.5" table:formula="of:=SUM([.C11:.C14])" table:style-name="ce13">
            <text:p>3,5</text:p>
          </table:table-cell>
          <table:table-cell table:style-name="ce14"/>
          <table:table-cell table:number-columns-repeated="16380" table:style-name="ce15"/>
        </table:table-row>
        <table:table-row table:style-name="ro7">
          <table:table-cell office:value-type="string" table:style-name="ce10">
            <text:p>Les noms des variables, des méthodes et des classes ont été bien choisi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Le code est bien commenté</text:p>
          </table:table-cell>
          <table:table-cell office:value-type="float" office:value="1" table:style-name="ce6">
            <text:p>1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La portée de chaque variable est adéquat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Dans l’ensemble, le code est facile à comprendr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Droit d’accès et encapsulation</text:p>
          </table:table-cell>
          <table:table-cell office:value-type="float" office:value="2" table:formula="of:=SUM([.B16:.B17])" table:style-name="ce8">
            <text:p>2</text:p>
          </table:table-cell>
          <table:table-cell office:value-type="float" office:value="2" table:formula="of:=SUM([.C16:.C17])" table:style-name="ce8">
            <text:p>2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10">
            <text:p>Les variables sont restreintes en droit<text:span text:style-name="T2"><text:s/></text:span>et des accesseurs (get) et mutateurs (set) ont été créé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8">
          <table:table-cell office:value-type="string" table:style-name="ce10">
            <text:p>Les méthodes locales sont restreintes en droit<text:s/><text:span text:style-name="T2">et les méthodes qui doivent être accessibles depuis l’extérieur sont publiques</text:span>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Package</text:p>
          </table:table-cell>
          <table:table-cell office:value-type="float" office:value="1" table:formula="of:=SUM([.B19])" table:style-name="ce16">
            <text:p>1</text:p>
          </table:table-cell>
          <table:table-cell office:value-type="float" office:value="1" table:formula="of:=SUM([.C19])" table:style-name="ce16">
            <text:p>1</text:p>
          </table:table-cell>
          <table:table-cell table:style-name="ce17"/>
          <table:table-cell table:number-columns-repeated="16380"/>
        </table:table-row>
        <table:table-row table:style-name="ro8">
          <table:table-cell office:value-type="string" table:style-name="ce10">
            <text:p>Le code est bien séparé dans différents package en fonction de leur utilisation (exception, noyau fonctionnel, interface graphique)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Noyau fonctionnel</text:p>
          </table:table-cell>
          <table:table-cell office:value-type="float" office:value="2" table:formula="of:=SUM([.B21:.B22])" table:style-name="ce8">
            <text:p>2</text:p>
          </table:table-cell>
          <table:table-cell office:value-type="float" office:value="1" table:formula="of:=SUM([.C21:.C22])" table:style-name="ce8">
            <text:p>1</text:p>
          </table:table-cell>
          <table:table-cell table:style-name="ce9"/>
          <table:table-cell table:number-columns-repeated="16380"/>
        </table:table-row>
        <table:table-row table:style-name="ro8">
          <table:table-cell office:value-type="string" table:style-name="ce10">
            <text:p>L’héritage a été bien mis en place (utilisation du super et des variables et méthodes héritées, redéfinition des méthodes, …)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11">
            <text:p>0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Les constructeurs sont pertinent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Interface graphique</text:p>
          </table:table-cell>
          <table:table-cell office:value-type="float" office:value="1" table:formula="of:=SUM([.B24])" table:style-name="ce8">
            <text:p>1</text:p>
          </table:table-cell>
          <table:table-cell office:value-type="float" office:value="1" table:formula="of:=SUM([.C24])" table:style-name="ce8">
            <text:p>1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10">
            <text:p>Séparation entre le noyau fonctionnel et l’interface graphiqu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Exception</text:p>
          </table:table-cell>
          <table:table-cell office:value-type="float" office:value="1" table:formula="of:=SUM([.B26])" table:style-name="ce8">
            <text:p>1</text:p>
          </table:table-cell>
          <table:table-cell office:value-type="float" office:value="1" table:formula="of:=SUM([.C26])" table:style-name="ce8">
            <text:p>1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10">
            <text:p>Des exceptions ont été mis en place de manière pertinente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11">
            <text:p>1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Fonctionnement global</text:p>
          </table:table-cell>
          <table:table-cell office:value-type="float" office:value="4" table:formula="of:=SUM([.B28])" table:style-name="ce8">
            <text:p>4</text:p>
          </table:table-cell>
          <table:table-cell office:value-type="float" office:value="4" table:formula="of:=SUM([.C28])" table:style-name="ce8">
            <text:p>4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10">
            <text:p>Le programme final fonctionne conformément au cahier des charges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11">
            <text:p>4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Design</text:p>
          </table:table-cell>
          <table:table-cell office:value-type="float" office:value="2" table:formula="of:=SUM([.B30:.B33])" table:style-name="ce8">
            <text:p>2</text:p>
          </table:table-cell>
          <table:table-cell office:value-type="float" office:value="1.5" table:formula="of:=SUM([.C30:.C33])" table:style-name="ce8">
            <text:p>1,5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10">
            <text:p>Ajout de la couleur sur les cases (D1)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Afficher le nombre de bombe (D2)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Ajouter une nouvelle fenêtre (D3)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Autres idées</text:p>
          </table:table-cell>
          <table:table-cell office:value-type="float" office:value="0.5" table:style-name="ce6">
            <text:p>0,5</text:p>
          </table:table-cell>
          <table:table-cell office:value-type="float" office:value="0" table:style-name="ce11">
            <text:p>0</text:p>
          </table:table-cell>
          <table:table-cell table:style-name="ce12"/>
          <table:table-cell table:number-columns-repeated="16380"/>
        </table:table-row>
        <table:table-row table:style-name="ro4">
          <table:table-cell office:value-type="string" table:style-name="ce7">
            <text:p>Autres variantes</text:p>
          </table:table-cell>
          <table:table-cell office:value-type="float" office:value="3" table:formula="of:=SUM([.B35:.B40])" table:style-name="ce8">
            <text:p>3</text:p>
          </table:table-cell>
          <table:table-cell office:value-type="float" office:value="2" table:formula="of:=SUM([.C35:.C40])" table:style-name="ce8">
            <text:p>2</text:p>
          </table:table-cell>
          <table:table-cell table:style-name="ce9"/>
          <table:table-cell table:number-columns-repeated="16380"/>
        </table:table-row>
        <table:table-row table:style-name="ro6">
          <table:table-cell office:value-type="string" table:style-name="ce10">
            <text:p>Ajout de la variante V1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Ajout de la variante V2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Ajout de la variante V3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Ajout de la variante V4</text:p>
          </table:table-cell>
          <table:table-cell office:value-type="float" office:value="0.5" table:style-name="ce6">
            <text:p>0,5</text:p>
          </table:table-cell>
          <table:table-cell office:value-type="float" office:value="0.5" table:style-name="ce11">
            <text:p>0,5</text:p>
          </table:table-cell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Ajout de la variante V5</text:p>
          </table:table-cell>
          <table:table-cell office:value-type="float" office:value="0.5" table:style-name="ce6">
            <text:p>0,5</text:p>
          </table:table-cell>
          <table:table-cell table:style-name="ce11"/>
          <table:table-cell table:style-name="ce12"/>
          <table:table-cell table:number-columns-repeated="16380"/>
        </table:table-row>
        <table:table-row table:style-name="ro6">
          <table:table-cell office:value-type="string" table:style-name="ce10">
            <text:p>Ajout de la variante V6</text:p>
          </table:table-cell>
          <table:table-cell office:value-type="float" office:value="0.5" table:style-name="ce6">
            <text:p>0,5</text:p>
          </table:table-cell>
          <table:table-cell table:style-name="ce11"/>
          <table:table-cell table:style-name="ce12"/>
          <table:table-cell table:number-columns-repeated="16380"/>
        </table:table-row>
        <table:table-row table:number-rows-repeated="104853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928</meta:generator>
    <dc:creator>Simon Desdevises</dc:creator>
    <meta:creation-date>2022-05-10T16:04:50Z</meta:creation-date>
    <dc:date>2025-10-08T08:48:00Z</dc:date>
    <meta:editing-cycles>8</meta:editing-cycles>
    <meta:editing-duration>PT992S</meta:editing-duration>
  </office:meta>
</office:document-meta>
</file>